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8997b"/>
    </style:style>
    <style:style style:name="P2" style:family="paragraph" style:parent-style-name="Standard">
      <style:text-properties officeooo:rsid="0008997b" officeooo:paragraph-rsid="0008997b"/>
    </style:style>
    <style:style style:name="P3" style:family="paragraph" style:parent-style-name="Standard">
      <style:text-properties officeooo:rsid="000a8eab" officeooo:paragraph-rsid="000a8eab"/>
    </style:style>
    <style:style style:name="P4" style:family="paragraph" style:parent-style-name="Standard">
      <style:text-properties officeooo:paragraph-rsid="000ad6bf"/>
    </style:style>
    <style:style style:name="P5" style:family="paragraph" style:parent-style-name="Standard">
      <style:text-properties officeooo:rsid="000ad6bf" officeooo:paragraph-rsid="000ad6bf"/>
    </style:style>
    <style:style style:name="P6" style:family="paragraph" style:parent-style-name="Standard">
      <style:text-properties officeooo:rsid="000aecd7" officeooo:paragraph-rsid="000aecd7"/>
    </style:style>
    <style:style style:name="T1" style:family="text">
      <style:text-properties officeooo:rsid="000a8eab"/>
    </style:style>
    <style:style style:name="T2" style:family="text">
      <style:text-properties officeooo:rsid="000ad6bf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0c3f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Programme compilé</text:p>
      <text:p text:style-name="P3"/>
      <text:p text:style-name="P3">Programme <text:span text:style-name="T5">interprété</text:span></text:p>
      <text:p text:style-name="P3"/>
      <text:p text:style-name="P1">Un utilisateur se connecte à un serveur d’application qui va chercher en mémoire et en base de donnée les informations quelle doit afficher.</text:p>
      <text:p text:style-name="P1"/>
      <text:p text:style-name="P1"/>
      <text:p text:style-name="P2">On peut paralléliser le nombre de serveur d’application </text:p>
      <text:p text:style-name="P2"/>
      <text:p text:style-name="P2">Le serveur d’application va appeler les informations en base de donnée.</text:p>
      <text:p text:style-name="P2"/>
      <text:p text:style-name="P2"/>
      <text:p text:style-name="P2">On peut paralléliser les opérations sur Oracle grâce au cluster cluster.</text:p>
      <text:p text:style-name="P2"/>
      <text:p text:style-name="P2">Les procédures sont stockés dans les packages (Le noyau Oracle possède aussi son set initial de procédure).<text:line-break/><text:line-break/>Les triggers <text:span text:style-name="T1">sont des programmes qui se déclenchent lors de certains évènements.</text:span></text:p>
      <text:p text:style-name="P2"/>
      <text:p text:style-name="P3">La transaction : ?</text:p>
      <text:p text:style-name="P2"/>
      <text:p text:style-name="P2">Package : Ensemble de procédure et des fonctions.</text:p>
      <text:p text:style-name="P2"/>
      <text:p text:style-name="P2"/>
      <text:p text:style-name="P5">Conseils :</text:p>
      <text:p text:style-name="P4"/>
      <text:p text:style-name="P5">- Ne faite pas de variable à rallonge.</text:p>
      <text:p text:style-name="P4">- <text:span text:style-name="T2">Lorsque vous déclarez votre variable, initialiser là.</text:span></text:p>
      <text:p text:style-name="P4"/>
      <text:p text:style-name="P2"/>
      <text:p text:style-name="P6">Dans un programme, quand on veut récupérer plusieurs informations on créer un curseur d’informatio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0:01:44.634748190</meta:creation-date>
    <meta:editing-duration>PT11M38S</meta:editing-duration>
    <meta:editing-cycles>3</meta:editing-cycles>
    <meta:generator>LibreOffice/6.1.2.1$Linux_X86_64 LibreOffice_project/10$Build-1</meta:generator>
    <dc:date>2018-10-29T11:57:56.040848852</dc:date>
    <meta:document-statistic meta:table-count="0" meta:image-count="0" meta:object-count="0" meta:page-count="2" meta:paragraph-count="13" meta:word-count="130" meta:character-count="835" meta:non-whitespace-character-count="716"/>
  </office:meta>
</office:document-meta>
</file>